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FF Tusj" svg:font-family="'FFF Tus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 fo:min-height="3.801cm" fo:min-width="4.831cm"/>
    </style:style>
    <style:style style:name="gr2" style:family="graphic" style:parent-style-name="standard">
      <style:graphic-properties draw:stroke="none" svg:stroke-color="#ffffff" draw:fill="solid" draw:fill-color="#000000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4" style:family="graphic" style:parent-style-name="objectwithoutfill">
      <style:graphic-properties draw:fill="solid" draw:fill-color="#ffff66" draw:opacity="50%" draw:textarea-vertical-align="middle" draw:shadow-opacity="50%"/>
    </style:style>
    <style:style style:name="gr5" style:family="graphic" style:parent-style-name="objectwithoutfill">
      <style:graphic-properties draw:fill="solid" draw:fill-color="#ccff00" draw:opacity="50%" draw:textarea-vertical-align="middle" draw:shadow-opacity="50%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31cm" fo:min-width="0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512cm" fo:min-width="0cm"/>
    </style:style>
    <style:style style:name="gr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893cm" fo:min-width="0cm"/>
    </style:style>
    <style:style style:name="gr9" style:family="graphic" style:parent-style-name="objectwithoutfill">
      <style:graphic-properties svg:stroke-width="0.051cm" svg:stroke-color="#000000" draw:marker-start-width="0.355cm" draw:marker-end-width="0.355cm" draw:stroke-linejoin="bevel" svg:stroke-linecap="square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000000"/>
      <style:paragraph-properties fo:text-align="end"/>
      <style:text-properties fo:color="#ffffff" style:font-name="FFF Tusj" fo:font-size="96pt" style:font-size-asian="96pt" style:font-size-complex="96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FFF Tusj" fo:font-size="96pt" style:font-size-asian="96pt" style:font-size-complex="96pt"/>
    </style:style>
    <style:style style:name="P6" style:family="paragraph">
      <loext:graphic-properties draw:fill="solid" draw:fill-color="#ffff66" draw:opacity="50%"/>
      <style:paragraph-properties fo:text-align="center"/>
    </style:style>
    <style:style style:name="P7" style:family="paragraph">
      <loext:graphic-properties draw:fill="solid" draw:fill-color="#ccff00" draw:opacity="5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FFF Tusj" fo:font-size="96pt" style:font-size-asian="96pt" style:font-size-complex="96pt"/>
    </style:style>
    <style:style style:name="T2" style:family="text">
      <style:text-properties style:font-name="FFF Tusj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1cm" svg:height="4.051cm" svg:x="7.988cm" svg:y="9.636cm">
          <text:p text:style-name="P1"><text:span text:style-name="T1">dP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1.653cm" svg:height="2.161cm" svg:x="7.985cm" svg:y="11.538cm" svg:viewBox="0 0 1654 2162" svg:d="M3 2162c-2-100-6-2070 0-2159 264-7 1101 0 1651 0 0 212 0 501 0 713-60-20-119-96-202-123s-337-9-424 17-175 103-263 155c-82 52-200 173-254 254s-100 221-122 312-2 238 9 330 59 129 59 129c15 77 137 239 205 359-219 4-630 8-659 13z">
          <text:p/>
        </draw:path>
        <draw:custom-shape draw:style-name="gr3" draw:text-style-name="P5" draw:layer="layout" svg:width="4.826cm" svg:height="2.286cm" svg:x="8.493cm" svg:y="14.97cm">
          <text:p text:style-name="P4"><text:span text:style-name="T2">dP</text:span></text:p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2.285cm" svg:height="1.523cm" draw:transform="rotate (1.5707963267949) translate (8.493cm 17.256cm)" svg:viewBox="0 0 2286 1524" draw:points="0,0 2286,0 2286,1143 2286,1397 2159,1524 1524,1524 1651,1270 1651,1143 1492,720 1143,381 635,254 381,381 0,635 0,381">
          <text:p/>
        </draw:polygon>
        <draw:polygon draw:style-name="gr5" draw:text-style-name="P7" draw:layer="layout" svg:width="1.104cm" svg:height="1.029cm" draw:transform="rotate (2.35619449019234) translate (9.8155cm 17.2415cm)" svg:viewBox="0 0 1105 1030" draw:points="745,1030 925,1030 1105,851 1070,563 835,222 507,0 117,42 0,363 351,735">
          <text:p/>
        </draw:polygon>
        <draw:polygon draw:style-name="gr5" draw:text-style-name="P7" draw:layer="layout" svg:width="2.158cm" svg:height="0.761cm" draw:transform="rotate (-1.5707963267949) translate (11.414cm 14.97cm)" svg:viewBox="0 0 2159 762" draw:points="0,762 2032,762 2159,381 2032,0 254,127 127,381 0,381 0,635">
          <text:p/>
        </draw:polygon>
        <draw:polygon draw:style-name="gr5" draw:text-style-name="P7" draw:layer="layout" svg:width="1.083cm" svg:height="0.842cm" draw:transform="rotate (-1.24913214565234) translate (12.4173504566019cm 14.9319307186873cm)" svg:viewBox="0 0 1084 843" draw:points="0,522 964,843 1084,482 803,120 442,0 120,161 40,402">
          <text:p/>
        </draw:polygon>
        <draw:polygon draw:style-name="gr5" draw:text-style-name="P7" draw:layer="layout" svg:width="1.396cm" svg:height="2.285cm" svg:x="11.922cm" svg:y="14.97cm" svg:viewBox="0 0 1397 2286" draw:points="635,0 1397,0 1397,2286 381,2286 381,2159 0,2159 0,1270 381,1270 889,1143 1143,1016 1270,508 1143,254 889,127">
          <text:p/>
        </draw:polygon>
        <draw:g>
          <draw:custom-shape draw:style-name="gr6" draw:text-style-name="P3" draw:layer="layout" svg:width="0.127cm" svg:height="0.381cm" svg:x="11.668cm" svg:y="19.4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27cm" svg:height="0.762cm" svg:x="12.049cm" svg:y="19.0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27cm" svg:height="1.143cm" svg:x="12.303cm" svg:y="18.6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27cm" svg:height="0.762cm" svg:x="12.684cm" svg:y="18.65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1.922cm" svg:y1="19.034cm" svg:x2="12.176cm" svg:y2="19.034cm">
            <text:p/>
          </draw:line>
          <draw:line draw:style-name="gr9" draw:text-style-name="P8" draw:layer="layout" svg:x1="11.668cm" svg:y1="19.415cm" svg:x2="12.049cm" svg:y2="19.415cm">
            <text:p/>
          </draw:line>
          <draw:line draw:style-name="gr9" draw:text-style-name="P8" draw:layer="layout" svg:x1="11.668cm" svg:y1="19.796cm" svg:x2="12.176cm" svg:y2="19.796cm">
            <text:p/>
          </draw:line>
          <draw:line draw:style-name="gr9" draw:text-style-name="P8" draw:layer="layout" svg:x1="12.43cm" svg:y1="19.415cm" svg:x2="12.684cm" svg:y2="19.415cm">
            <text:p/>
          </draw:line>
          <draw:line draw:style-name="gr9" draw:text-style-name="P8" draw:layer="layout" svg:x1="12.303cm" svg:y1="18.653cm" svg:x2="12.684cm" svg:y2="18.653cm">
            <text:p/>
          </draw:line>
          <draw:line draw:style-name="gr9" draw:text-style-name="P8" draw:layer="layout" svg:x1="12.303cm" svg:y1="19.796cm" svg:x2="12.557cm" svg:y2="19.796cm">
            <text:p/>
          </draw:line>
          <draw:custom-shape draw:style-name="gr10" draw:text-style-name="P3" draw:layer="layout" svg:width="0.1cm" svg:height="0.1cm" svg:x="11.618cm" svg:y="1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1cm" svg:height="0.1cm" svg:x="11.618cm" svg:y="18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1cm" svg:height="0.1cm" svg:x="12.049cm" svg:y="1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1cm" svg:height="0.1cm" svg:x="12.761cm" svg:y="19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FF Tusj" svg:font-family="'FFF Tus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Guyon de Chemilly</meta:initial-creator>
    <meta:creation-date>2019-03-22T20:05:11.247749307</meta:creation-date>
    <dc:date>2019-03-23T01:05:06.752186633</dc:date>
    <dc:creator>Alexandre Guyon de Chemilly</dc:creator>
    <meta:editing-duration>PT28M6S</meta:editing-duration>
    <meta:editing-cycles>7</meta:editing-cycles>
    <meta:generator>LibreOffice/6.0.7.3.0$Linux_X86_64 LibreOffice_project/00$Build-3</meta:generator>
    <meta:document-statistic meta:object-count="23"/>
  </office:meta>
</office:document-meta>
</file>